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/>
    <style:style style:name="ce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1020" table:default-cell-style-name="ce3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WaveNumber</text:p>
          </table:table-cell>
          <table:table-cell table:style-name="ce1" office:value-type="string" calcext:value-type="string">
            <text:p>StartWeek</text:p>
          </table:table-cell>
          <table:table-cell table:style-name="ce1" office:value-type="string" calcext:value-type="string">
            <text:p>EndWeek</text:p>
          </table:table-cell>
          <table:table-cell table:style-name="ce1" office:value-type="string" calcext:value-type="string">
            <text:p>PeekWeek</text:p>
          </table:table-cell>
          <table:table-cell table:style-name="ce1" office:value-type="string" calcext:value-type="string">
            <text:p>Off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-12" calcext:value-type="float">
            <text:p>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formula="of:=FLOOR((TODAY()-DATEVALUE(&quot;2019-12-29&quot;))/7) + 1" office:value-type="float" office:value="108" calcext:value-type="float">
            <text:p>108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formula="of:=FLOOR((TODAY()-DATEVALUE(&quot;2019-12-29&quot;))/7) + 1" office:value-type="float" office:value="108" calcext:value-type="float">
            <text:p>108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formula="of:=FLOOR((TODAY()-DATEVALUE(&quot;2019-12-29&quot;))/7) + 1" office:value-type="float" office:value="108" calcext:value-type="float">
            <text:p>108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formula="of:=FLOOR((TODAY()-DATEVALUE(&quot;2019-12-29&quot;))/7) + 1" office:value-type="float" office:value="108" calcext:value-type="float">
            <text:p>108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formula="of:=FLOOR((TODAY()-DATEVALUE(&quot;2019-12-29&quot;))/7) + 1" office:value-type="float" office:value="108" calcext:value-type="float">
            <text:p>10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formula="of:=FLOOR((TODAY()-DATEVALUE(&quot;2019-12-29&quot;))/7) + 1" office:value-type="float" office:value="108" calcext:value-type="float">
            <text:p>108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FLOOR((TODAY()-DATEVALUE(&quot;2019-12-29&quot;))/7) + 1" office:value-type="float" office:value="108" calcext:value-type="float">
            <text:p>108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FLOOR((TODAY()-DATEVALUE(&quot;2019-12-29&quot;))/7) + 1" office:value-type="float" office:value="108" calcext:value-type="float">
            <text:p>108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-5" calcext:value-type="float">
            <text:p>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formula="of:=FLOOR((TODAY()-DATEVALUE(&quot;2019-12-29&quot;))/7) + 1" office:value-type="float" office:value="108" calcext:value-type="float">
            <text:p>108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-8" calcext:value-type="float">
            <text:p>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formula="of:=FLOOR((TODAY()-DATEVALUE(&quot;2019-12-29&quot;))/7) + 1" office:value-type="float" office:value="108" calcext:value-type="float">
            <text:p>108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-4" calcext:value-type="float">
            <text:p>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formula="of:=FLOOR((TODAY()-DATEVALUE(&quot;2019-12-29&quot;))/7) + 1" office:value-type="float" office:value="108" calcext:value-type="float">
            <text:p>108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-15" calcext:value-type="float">
            <text:p>-15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D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.00.0000</text:date>, <text:time style:data-style-name="N2" text:time-value="09:12:15.909805352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1-12-19T12:13:55.188347745</meta:creation-date>
    <dc:date>2022-01-17T09:12:31.165980361</dc:date>
    <dc:creator>Thomas Arend</dc:creator>
    <meta:editing-duration>PT23H37M28S</meta:editing-duration>
    <meta:editing-cycles>40</meta:editing-cycles>
    <meta:generator>LibreOffice/7.2.5.2.0$Linux_X86_64 LibreOffice_project/20$Build-2</meta:generator>
    <meta:document-statistic meta:table-count="1" meta:cell-count="330" meta:object-count="0"/>
  </office:meta>
</office:document-meta>
</file>